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/>
        </table:table-row>
        <table:table-row table:style-name="ro1">
          <table:table-cell office:value-type="string" calcext:value-type="string">
            <text:p>RS228-50V-RL18x36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80x80mm 24V Fan</text:p>
          </table:table-cell>
          <table:table-cell table:number-columns-repeated="2"/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24:04.760678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4T12:34:31.645724299</dc:date>
    <meta:editing-duration>PT5H43M2S</meta:editing-duration>
    <meta:editing-cycles>10</meta:editing-cycles>
    <meta:generator>LibreOffice/6.3.5.2$Linux_X86_64 LibreOffice_project/30$Build-2</meta:generator>
    <meta:document-statistic meta:table-count="1" meta:cell-count="42" meta:object-count="0"/>
  </office:meta>
</office:document-meta>
</file>